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CurrentPageFlowException.NoCurrentPageFlowException( String actionName , Forward f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CurrentPageFlow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CurrentPageFlow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